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72b3e" officeooo:paragraph-rsid="00072b3e"/>
    </style:style>
    <style:style style:name="P2" style:family="paragraph" style:parent-style-name="Heading_20_1">
      <style:text-properties officeooo:rsid="00072b3e" officeooo:paragraph-rsid="00072b3e"/>
    </style:style>
    <style:style style:name="P3" style:family="paragraph" style:parent-style-name="Text_20_body" style:list-style-name="L1">
      <style:text-properties officeooo:rsid="00072b3e" officeooo:paragraph-rsid="00072b3e"/>
    </style:style>
    <style:style style:name="P4" style:family="paragraph" style:parent-style-name="Text_20_body">
      <style:text-properties officeooo:rsid="00072b3e" officeooo:paragraph-rsid="00072b3e"/>
    </style:style>
    <style:style style:name="P5" style:family="paragraph" style:parent-style-name="Text_20_body" style:list-style-name="L2">
      <style:text-properties officeooo:rsid="00072b3e" officeooo:paragraph-rsid="00072b3e"/>
    </style:style>
    <style:style style:name="P6" style:family="paragraph" style:parent-style-name="Text_20_body" style:list-style-name="L2">
      <style:text-properties fo:font-style="normal" fo:font-weight="normal" officeooo:rsid="00072b3e" officeooo:paragraph-rsid="00072b3e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fo:font-style="normal" fo:font-weight="bold" officeooo:rsid="0009bbf0" officeooo:paragraph-rsid="0009bbf0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84ef9"/>
    </style:style>
    <style:style style:name="T4" style:family="text">
      <style:text-properties officeooo:rsid="000e8a7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a11c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</text:p>
      <text:h text:style-name="P2" text:outline-level="1">Serveur</text:h>
      <text:list text:style-name="L1">
        <text:list-item>
          <text:p text:style-name="P3">Lancé le .jar du serveur</text:p>
        </text:list-item>
        <text:list-item>
          <text:p text:style-name="P3">Choisissez le port (par défauts 10001)</text:p>
        </text:list-item>
        <text:list-item>
          <text:p text:style-name="P3">Cliquer sur démarré</text:p>
        </text:list-item>
        <text:list-item>
          <text:p text:style-name="P3">Pour envoyer des annonces, entrer votre message dans la zone de texte</text:p>
        </text:list-item>
      </text:list>
      <text:p text:style-name="P4"/>
      <text:h text:style-name="P2" text:outline-level="1">Client</text:h>
      <text:list text:style-name="L2">
        <text:list-item>
          <text:p text:style-name="P5">Lancé le .jar du serveur</text:p>
        </text:list-item>
        <text:list-item>
          <text:p text:style-name="P5">Choisissez :</text:p>
          <text:list>
            <text:list-item>
              <text:p text:style-name="P5">le port (par défauts 10001)</text:p>
            </text:list-item>
            <text:list-item>
              <text:p text:style-name="P5">l’IP du serveur (<text:span text:style-name="T1">si rien n’est entré, ce sera </text:span><text:span text:style-name="T2">localhost</text:span>)</text:p>
            </text:list-item>
            <text:list-item>
              <text:p text:style-name="P6">Votre nom d’utilisateur</text:p>
            </text:list-item>
          </text:list>
        </text:list-item>
        <text:list-item>
          <text:p text:style-name="P6">Cliqué sur : démarrer</text:p>
        </text:list-item>
        <text:list-item>
          <text:p text:style-name="P6">Pour envoyer un message, saisissez votre message pour appuyer sur « Entré » ou le bouton envoyer</text:p>
        </text:list-item>
        <text:list-item>
          <text:p text:style-name="P6">Pour choisir votre salon de discussion, clique sur le nom du dis salon.</text:p>
        </text:list-item>
        <text:list-item>
          <text:p text:style-name="P6">Pour créer <text:span text:style-name="T3">un salon</text:span>, cliquer sur le bouton <text:span text:style-name="T3">créer un salon puis entrer son nom. Vous rejoindrez automatiquement le salon lors de sa création.</text:span></text:p>
        </text:list-item>
        <text:list-item>
          <text:p text:style-name="P7">ATTENTION, je n’ai pas eu le temps de nettoy<text:span text:style-name="T4">er</text:span> l’affichage lors d’un changement de salon<text:span text:style-name="T5">, vous </text:span><text:span text:style-name="T6">verrez </text:span><text:span text:style-name="T5">certes les précédents messages, mais vous ne recevr</text:span><text:span text:style-name="T6">ez</text:span><text:span text:style-name="T5"> plus les messages des autres salon dont vous êtes n’êtes pas membr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HarmonyOS Sans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6:10:26.623871710</meta:creation-date>
    <dc:date>2025-12-05T14:33:12.558141900</dc:date>
    <meta:editing-duration>PT23M52S</meta:editing-duration>
    <meta:editing-cycles>6</meta:editing-cycles>
    <meta:generator>LibreOffice/25.8.3.2$Windows_X86_64 LibreOffice_project/8ca8d55c161d602844f5428fa4b58097424e324e</meta:generator>
    <meta:print-date>2025-12-05T14:32:56.767961300</meta:print-date>
    <meta:printed-by>Fichiers PDF</meta:printed-by>
    <meta:document-statistic meta:table-count="0" meta:image-count="0" meta:object-count="0" meta:page-count="1" meta:paragraph-count="17" meta:word-count="163" meta:character-count="878" meta:non-whitespace-character-count="746"/>
  </office:meta>
</office:document-meta>
</file>